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VOUT</text:p>
          </table:table-cell>
          <table:table-cell table:style-name="ce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2" table:formula="of:=[.A$16]*([.A2]/1.23 - 1)" office:value-type="float" office:value="0.788617886178862" calcext:value-type="float">
            <text:p>0,7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2" table:formula="of:=[.A$16]*([.A3]/1.23 - 1)" office:value-type="float" office:value="0.869918699186992" calcext:value-type="float">
            <text:p>0,87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2" table:formula="of:=[.A$16]*([.A4]/1.23 - 1)" office:value-type="float" office:value="0.951219512195122" calcext:value-type="float">
            <text:p>0,9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5" calcext:value-type="float">
            <text:p>2,50</text:p>
          </table:table-cell>
          <table:table-cell table:style-name="ce2" table:formula="of:=[.A$16]*([.A5]/1.23 - 1)" office:value-type="float" office:value="1.03252032520325" calcext:value-type="float">
            <text:p>1,0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6" calcext:value-type="float">
            <text:p>2,60</text:p>
          </table:table-cell>
          <table:table-cell table:style-name="ce2" table:formula="of:=[.A$16]*([.A6]/1.23 - 1)" office:value-type="float" office:value="1.11382113821138" calcext:value-type="float">
            <text:p>1,1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7" calcext:value-type="float">
            <text:p>2,70</text:p>
          </table:table-cell>
          <table:table-cell table:style-name="ce2" table:formula="of:=[.A$16]*([.A7]/1.23 - 1)" office:value-type="float" office:value="1.19512195121951" calcext:value-type="float">
            <text:p>1,2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2" table:formula="of:=[.A$16]*([.A8]/1.23 - 1)" office:value-type="float" office:value="1.27642276422764" calcext:value-type="float">
            <text:p>1,2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2" table:formula="of:=[.A$16]*([.A9]/1.23 - 1)" office:value-type="float" office:value="1.35772357723577" calcext:value-type="float">
            <text:p>1,3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2" table:formula="of:=[.A$16]*([.A10]/1.23 - 1)" office:value-type="float" office:value="1.4390243902439" calcext:value-type="float">
            <text:p>1,4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1" calcext:value-type="float">
            <text:p>3,10</text:p>
          </table:table-cell>
          <table:table-cell table:style-name="ce2" table:formula="of:=[.A$16]*([.A11]/1.23 - 1)" office:value-type="float" office:value="1.52032520325203" calcext:value-type="float">
            <text:p>1,5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2" table:formula="of:=[.A$16]*([.A12]/1.23 - 1)" office:value-type="float" office:value="1.60162601626016" calcext:value-type="float">
            <text:p>1,60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10" office:value-type="string" calcext:value-type="string">
            <text:p>R6</text:p>
          </table:table-cell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R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2" office:value-type="float" office:value="1.6" calcext:value-type="float">
            <text:p>1,60</text:p>
          </table:table-cell>
          <table:table-cell table:style-name="ce2" office:value-type="float" office:value="9.1" calcext:value-type="float">
            <text:p>9,10</text:p>
          </table:table-cell>
          <table:table-cell table:style-name="ce2" office:value-type="float" office:value="6.3" calcext:value-type="float">
            <text:p>6,30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6" office:value-type="string" calcext:value-type="string">
            <text:p>SW1</text:p>
          </table:table-cell>
          <table:table-cell table:style-name="ce10" office:value-type="string" calcext:value-type="string">
            <text:p>SW2</text:p>
          </table:table-cell>
          <table:table-cell table:style-name="ce9" office:value-type="string" calcext:value-type="string">
            <text:p>SW3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8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1/(1/[.B$16] + [.A20]/[.C$16] + [.B20]/[.D$16] + [.C20]/[.E$16])" office:value-type="float" office:value="1.6" calcext:value-type="float">
            <text:p>1,60</text:p>
          </table:table-cell>
          <table:table-cell table:style-name="ce2" table:formula="of:=1.23*(1+[.D20]/[.A$16])" office:value-type="float" office:value="3.198" calcext:value-type="float">
            <text:p>3,2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1/(1/[.B$16] + [.A21]/[.C$16] + [.B21]/[.D$16] + [.C21]/[.E$16])" office:value-type="float" office:value="1.3607476635514" calcext:value-type="float">
            <text:p>1,36</text:p>
          </table:table-cell>
          <table:table-cell table:style-name="ce2" table:formula="of:=1.23*(1+[.D21]/[.A$16])" office:value-type="float" office:value="2.90371962616822" calcext:value-type="float">
            <text:p>2,90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1/(1/[.B$16] + [.A22]/[.C$16] + [.B22]/[.D$16] + [.C22]/[.E$16])" office:value-type="float" office:value="1.27594936708861" calcext:value-type="float">
            <text:p>1,28</text:p>
          </table:table-cell>
          <table:table-cell table:style-name="ce2" table:formula="of:=1.23*(1+[.D22]/[.A$16])" office:value-type="float" office:value="2.79941772151899" calcext:value-type="float">
            <text:p>2,80</text:p>
          </table:table-cell>
          <table:table-cell table:number-columns-repeated="101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1/(1/[.B$16] + [.A23]/[.C$16] + [.B23]/[.D$16] + [.C23]/[.E$16])" office:value-type="float" office:value="1.11904355251921" calcext:value-type="float">
            <text:p>1,12</text:p>
          </table:table-cell>
          <table:table-cell table:style-name="ce2" table:formula="of:=1.23*(1+[.D23]/[.A$16])" office:value-type="float" office:value="2.60642356959863" calcext:value-type="float">
            <text:p>2,61</text:p>
          </table:table-cell>
          <table:table-cell table:number-columns-repeated="1018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1/(1/[.B$16] + [.A24]/[.C$16] + [.B24]/[.D$16] + [.C24]/[.E$16])" office:value-type="float" office:value="1.04347826086957" calcext:value-type="float">
            <text:p>1,04</text:p>
          </table:table-cell>
          <table:table-cell table:style-name="ce2" table:formula="of:=1.23*(1+[.D24]/[.A$16])" office:value-type="float" office:value="2.51347826086957" calcext:value-type="float">
            <text:p>2,5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1/(1/[.B$16] + [.A25]/[.C$16] + [.B25]/[.D$16] + [.C25]/[.E$16])" office:value-type="float" office:value="0.936133733390484" calcext:value-type="float">
            <text:p>0,94</text:p>
          </table:table-cell>
          <table:table-cell table:style-name="ce2" table:formula="of:=1.23*(1+[.D25]/[.A$16])" office:value-type="float" office:value="2.3814444920703" calcext:value-type="float">
            <text:p>2,38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1/(1/[.B$16] + [.A26]/[.C$16] + [.B26]/[.D$16] + [.C26]/[.E$16])" office:value-type="float" office:value="0.895204262877442" calcext:value-type="float">
            <text:p>0,90</text:p>
          </table:table-cell>
          <table:table-cell table:style-name="ce2" table:formula="of:=1.23*(1+[.D26]/[.A$16])" office:value-type="float" office:value="2.33110124333925" calcext:value-type="float">
            <text:p>2,33</text:p>
          </table:table-cell>
          <table:table-cell table:number-columns-repeated="101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1/(1/[.B$16] + [.A27]/[.C$16] + [.B27]/[.D$16] + [.C27]/[.E$16])" office:value-type="float" office:value="0.815026744619978" calcext:value-type="float">
            <text:p>0,82</text:p>
          </table:table-cell>
          <table:table-cell table:style-name="ce2" table:formula="of:=1.23*(1+[.D27]/[.A$16])" office:value-type="float" office:value="2.23248289588257" calcext:value-type="float">
            <text:p>2,23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.00.0000</text:date>, <text:time style:data-style-name="N2" text:time-value="10:30:37.0735020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1-11-20T10:38:19.619539096</dc:date>
    <meta:editing-duration>PT2H57M45S</meta:editing-duration>
    <meta:editing-cycles>38</meta:editing-cycles>
    <meta:generator>LibreOffice/7.2.2.2$Linux_X86_64 LibreOffice_project/02b2acce88a210515b4a5bb2e46cbfb63fe97d56</meta:generator>
    <meta:document-statistic meta:table-count="1" meta:cell-count="79" meta:object-count="0"/>
  </office:meta>
</office:document-meta>
</file>